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ding an LED with PWM and a replicated SEQ</text:p>
      <text:p text:style-name="Standard"><text:tab/>So we've already seen how to set an LED's brightness using the pwm procedure. Here we're going to return to our old stand-by of exploring how to turn that LED on and off. This time we're going to be using PWM to get a smooth transition, to replace that harsh switch we've grown used to.</text:p>
      <text:p text:style-name="Standard"/>
      <text:p text:style-name="Standard">Goals</text:p>
      <text:p text:style-name="Standard"><text:tab/>1 To get that LED fading</text:p>
      <text:p text:style-name="Standard"><text:tab/>2 Become familiar with the Replicated Sequence syntax</text:p>
      <text:p text:style-name="Standard"/>
      <text:p text:style-name="Standard">How It's Going to Dim Down</text:p>
      <text:p text:style-name="Standard"><text:tab/>Just so you're aware, this isn't going to be a completely smooth fade. A truly analog curve from on to off is theoretically possible (I think?), but not with the way we're performing PWM operations. Expect to only see 25 degrees of change between on and off. But don't actually expect to *see* those 25 steps. With your eyes. When we actually start the LED fading, I mean. I mean, You'll be able to get from the code that the LED will be set to 25 different levels brightness, but you might hurt your eyes if you stare too hard at the LED. And it'll look pretty smooth, anyway.</text:p>
      <text:p text:style-name="Standard"/>
      <text:p text:style-name="Standard">The Circuit</text:p>
      <text:p text:style-name="Standard"><text:tab/>We can actually use the exact same circuit we used in chapter [whatever]. We're going to be assuming that the LED is connected to pin 11 still, but it's an easy enough fix if you'd rather use a different pin.</text:p>
      <text:p text:style-name="Standard"/>
      <text:p text:style-name="Standard">The Code</text:p>
      <text:p text:style-name="Standard"><text:tab/>So, having already turned an LED half-on, we know that we're going to need a channel of type BYTE to talk with that pwm process,</text:p>
      <text:p text:style-name="Standard"><text:tab/><text:tab/>PROC main () </text:p>
      <text:p text:style-name="Standard"><text:tab/><text:tab/> <text:s/>CHAN BYTE level: </text:p>
      <text:p text:style-name="Standard"><text:tab/><text:tab/>:</text:p>
      <text:p text:style-name="Standard"/>
      <text:p text:style-name="Standard"><text:tab/>We're going to need to be running that pwm process in parallel so level can talk to it,</text:p>
      <text:p text:style-name="Standard"><text:tab/><text:tab/>PROC main ()</text:p>
      <text:p text:style-name="Standard"><text:tab/><text:tab/> <text:s/>CHAN BYTE level: </text:p>
      <text:p text:style-name="Standard"><text:tab/><text:tab/> <text:s/>PAR</text:p>
      <text:p text:style-name="Standard"><text:tab/><text:tab/> <text:s text:c="3"/>pwm(11, level?) </text:p>
      <text:p text:style-name="Standard"><text:tab/><text:tab/>:</text:p>
      <text:p text:style-name="Standard"/>
      <text:p text:style-name="Standard"><text:tab/>And finally, we're going to need to give that pin a level to set itself to.</text:p>
      <text:p text:style-name="Standard"><text:tab/><text:tab/>PROC main ()</text:p>
      <text:p text:style-name="Standard"><text:tab/><text:tab/> <text:s/>CHAN BYTE level: </text:p>
      <text:p text:style-name="Standard"><text:tab/><text:tab/> <text:s/>PAR</text:p>
      <text:p text:style-name="Standard"><text:tab/><text:tab/> <text:s text:c="3"/>pwm(11, level?) </text:p>
      <text:p text:style-name="Standard"><text:tab/><text:tab/> <text:s text:c="3"/>SEQ i = 0 FOR 26 STEP 10</text:p>
      <text:p text:style-name="Standard"><text:tab/><text:tab/> <text:s text:c="5"/>level ! i</text:p>
      <text:p text:style-name="Standard"><text:tab/><text:tab/>:</text:p>
      <text:p text:style-name="Standard"/>
      <text:p text:style-name="Standard"><text:tab/>Now there are a couple things here that you might not have seen before. First we see inside our PARallel process construct SEQuential constructor. The functionality of this really should be easy as pie to figure out. PAR and SEQ declarations can pretty much be thought of as singular processes on the level they're declared on combining everything underneath them into connected series of actions to <text:soft-page-break/>perform. Looking at the structure of this program in that light, we see that there are only two processes directly under the PAR constructor. There's the pwm (..) process that we've already talked about, but then there's that SEQ constructor telling Occam-pi to perform a couple more processes one after the other, rather than all at the same time.</text:p>
      <text:p text:style-name="Standard"><text:tab/>This new kind of SEQ we're looking at is another piece of syntax you might not be familiar with. It's what's called a Replicated Sequence, named as such because, well, it replicates itself. We can see here the four important elements that make up a replicated sequence. The first is the declaration that this is a SEQ. As there are replicated PARs in Occam-pi, it's important to denote that those are not what we're going to be working with. We're working with a SEQ here. The next portion is actually a definition and declaration of an INTeger that we'll be using as part of the replication. Here I have named my integer i, and set it equal to 0. What it's named, and what its base value is are completely up to you, so long as you have 'name *=* value' as the second portion of the replicated SEQ. Possibly the simplest piece of this puzzle is the FOR 26, which is telling the sequence to replicate itself 26 times. Not much else to say there. STEP 10 is the last piece of a replicated SEQ, and its what helps that i = 0 know what it's supposed to do. For every replication, i is going to be incremented by STEP. STEP can be any integer, by the way, even negative ones like -10 (which is going to help us to fade that LED out later on in this chapter).</text:p>
      <text:p text:style-name="Standard"/>
      <text:p text:style-name="Standard"><text:tab/>If you're one of those astute readers, or someone who's so excited to see an LED fade that you've been trying out the code as you've been writing it, you'll have noticed that while \level\ is a channel with the type BYTE, I've said that \i\, which we're sending down \level\ to set the brightness of our LED, is an INTeger. Now, Occam-pi, as it should, really doesn't like it when we try to use one data type as another, and so throws an error back at us when we try to send that INT down \level\.</text:p>
      <text:p text:style-name="Standard"><text:tab/><text:tab/>[Wait... I'm not actually getting the error I was supposed to get... But I can't really test this as I don't have a 64 version of the libs. Ah well]</text:p>
      <text:p text:style-name="Standard"><text:tab/>To fix this we need to 'cast' the INT \i\ into a BYTE. This is, as usual, really simple.</text:p>
      <text:p text:style-name="Standard"/>
      <text:p text:style-name="Standard"><text:tab/><text:tab/>PROC main()</text:p>
      <text:p text:style-name="Standard"><text:tab/><text:tab/> <text:s text:c="3"/>. . .</text:p>
      <text:p text:style-name="Standard"><text:tab/><text:tab/> <text:s text:c="3"/>SEQ i = 0 FOR 26 STEP 10</text:p>
      <text:p text:style-name="Standard"><text:tab/><text:tab/> <text:s text:c="5"/>level ! (BYTE i)</text:p>
      <text:p text:style-name="Standard"><text:tab/><text:tab/>:</text:p>
      <text:p text:style-name="Standard"/>
      <text:p text:style-name="Standard"><text:tab/>This doesn't actually turn the variable \i\ into a BYTE, it essentially creates a temporary variable (so temporary, we don't even need to worry about naming it) of type BYTE whose value is the same as \i\, and passes that down \level\. We have to be careful of not casting an INTeger that's greater than 255 or less than 0 as a BYTE can't store any but those values and if we try it, bad things will happen in our code. Here we don't need to worry about it because 250 is as high as \i\ is slated to get.</text:p>
      <text:p text:style-name="Standard"/>
      <text:p text:style-name="Standard"><text:tab/>So our code runs now! And that LED fades on... really fast. It'll look a lot better if we slow the transitions down some with a delay(), but it really is fading, I promise.</text:p>
      <text:p text:style-name="Standard"><text:tab/>Replicated sequences run, as their names suggest, in sequence. They make sure to complete the first replication of the code under them before moving on to the next replication. What's really important to take note of is that replicated SEQs don't act like normal SEQs that tell Occam-pi to run a series of processes in order. Replicated SEQs only replicate one line of code – the line directly underneath them. Now, this single line of code could very well be a SEQ or PAR construct allowing us to run a number of lines that take advantage of the replication. I just wanted to give you some code that worked before telling you to write a SEQ under a replicated SEQ that's inside a PAR and... yeah. Now that you know what's what, I'm betting you'll know what to write before even looking at the code <text:soft-page-break/>below.</text:p>
      <text:p text:style-name="Standard"/>
      <text:p text:style-name="Standard"><text:tab/><text:tab/>PROC main ()</text:p>
      <text:p text:style-name="Standard"><text:tab/><text:tab/> <text:s/>. . .</text:p>
      <text:p text:style-name="Standard"><text:tab/><text:tab/> <text:s text:c="3"/>SEQ i = 0 FOR 26 STEP 10</text:p>
      <text:p text:style-name="Standard"><text:tab/><text:tab/> <text:s text:c="5"/>SEQ</text:p>
      <text:p text:style-name="Standard"><text:tab/><text:tab/> <text:s text:c="7"/>delay (100)</text:p>
      <text:p text:style-name="Standard"><text:tab/><text:tab/> <text:s text:c="7"/>level ! (BYTE i)</text:p>
      <text:p text:style-name="Standard"><text:tab/><text:tab/>:</text:p>
      <text:p text:style-name="Standard"/>
      <text:p text:style-name="Standard"><text:tab/>So with that, we should be looking at a pretty smooth fade on. But then our LED just sorta... stays on. That's boring. </text:p>
      <text:p text:style-name="Standard"/>
      <text:p text:style-name="Standard">[[[THIS MIGHT BE A GOOD PLACE TO END THE CHAPTER. BREAK STUFF. THEN TURN THE LED OFF AND INTRODUCE THE WHILE TRUE LOOP...]]]</text:p>
      <text:p text:style-name="Standard"/>
      <text:p text:style-name="Standard"><text:tab/>So lets reverse that replicated SEQ that turns the LED on to get a nice fade out going. All it's going to take is duplicating those four lines of code that fade the LED on, and switch a couple values.</text:p>
      <text:p text:style-name="Standard"><text:tab/>Since we're going to want the LED to start on, we need to change the value of \i\ from 0 to 255, and because we definitely don't want to try to tell pwm to set its level to something higher than that, we need to change STEP to -10 so it counts down, rather than up.</text:p>
      <text:p text:style-name="Standard"/>
      <text:p text:style-name="Standard"><text:tab/><text:tab/>PROC main ()</text:p>
      <text:p text:style-name="Standard"><text:tab/><text:tab/> <text:s/>. . .</text:p>
      <text:p text:style-name="Standard"><text:tab/><text:tab/> <text:s text:c="3"/>SEQ i = 250 FOR 26 STEP (-10)</text:p>
      <text:p text:style-name="Standard"><text:tab/><text:tab/> <text:s text:c="5"/>SEQ</text:p>
      <text:p text:style-name="Standard"><text:tab/><text:tab/> <text:s text:c="7"/>delay (100)</text:p>
      <text:p text:style-name="Standard"><text:tab/><text:tab/> <text:s text:c="7"/>level ! (BYTE i)</text:p>
      <text:p text:style-name="Standard"><text:tab/><text:tab/>:</text:p>
      <text:p text:style-name="Standard"/>
      <text:p text:style-name="Standard"><text:tab/>The last thing we need to do is make sure we fade on before we fade off. The process pwm (..) is running in a parallel process so that everything else that talks down level can actually talk. If we just toss the replicated SEQ that's responsible for the fade out on the same level as pwm (..) and the fade-on, we're going to be sending the signals to fade both ways at the same time. To make sure this doesn't happen, we need to tell those two replicated SEQs to perform their operations in their own SEQuential operation.</text:p>
      <text:p text:style-name="Standard"/>
      <text:p text:style-name="Standard"><text:tab/><text:tab/>PROC main ()</text:p>
      <text:p text:style-name="Standard"><text:tab/><text:tab/> <text:s/>CHAN BYTE level:</text:p>
      <text:p text:style-name="Standard"><text:tab/><text:tab/> <text:s/>PAR</text:p>
      <text:p text:style-name="Standard"><text:tab/><text:tab/> <text:s text:c="3"/>pwm (11, level?)</text:p>
      <text:p text:style-name="Standard"><text:tab/><text:tab/> <text:s text:c="3"/>SEQ</text:p>
      <text:p text:style-name="Standard"><text:tab/><text:tab/> <text:s text:c="5"/>SEQ i = 0 FOR 26 STEP 10</text:p>
      <text:p text:style-name="Standard"><text:tab/><text:tab/> <text:s text:c="7"/>SEQ</text:p>
      <text:p text:style-name="Standard"><text:tab/><text:tab/> <text:s text:c="9"/>delay (100)</text:p>
      <text:p text:style-name="Standard"><text:tab/><text:tab/> <text:s text:c="9"/>level ! (BYTE i)</text:p>
      <text:p text:style-name="Standard"><text:tab/><text:tab/> <text:s text:c="5"/>SEQ i = 250 FOR 26 STEP (-10)</text:p>
      <text:p text:style-name="Standard"><text:tab/><text:tab/> <text:s text:c="7"/>SEQ</text:p>
      <text:p text:style-name="Standard"><text:tab/><text:tab/> <text:s text:c="9"/>delay (100)</text:p>
      <text:p text:style-name="Standard"><text:soft-page-break/><text:tab/><text:tab/> <text:s text:c="9"/>level ! (BYTE i)</text:p>
      <text:p text:style-name="Standard"><text:tab/><text:tab/>:</text:p>
      <text:p text:style-name="Standard"/>
      <text:p text:style-name="Standard"><text:tab/>So. That's a reasonably appreciable piece of code there. It's certainly got a lot of SEQs and spaces before most lines, but it's still remarkably readable, isn't it? And that's how we like it here in Occam-pi-land.</text:p>
      <text:p text:style-name="Standard"/>
      <text:p text:style-name="Standard"><text:tab/>The last task we'd like to tackle with this fading LED is to make it fade back on after it turns off. And then have it fade back off again, and then back on, and off, and I think you've gotten the idea. To get this done, it's actually just one more line above the first SEQ that contains the replicated statements. Because we aren't going to need anymore variables and, in fact, don't want any more, we're going to be using a simple WHILE loop keep those replicated sequences replicating.</text:p>
      <text:p text:style-name="Standard"><text:tab/>WHILE loop statements are broken down into two pieces; the declaration of WHILE, stating that the line below is going to be repeated, followed by a conditional statement. A conditional statement is essentially any statement that resolves to a boolean. The conditional typically tests something that's altered in the body of the WHILE loop (the body being whatever gets repeated); an integer that's incremented <text:s/>– WHILE countdown &gt; 0, where \countdown\ gets decremented every cycle through the loop – or a boolean that gets flipped when a nested conditional is met – WHILE running, where \running\ gets set to false when the loop should be terminated. Because we want this loop to never stop running – an infinite loop – we'll want that conditional to always resolve to TRUE, so we're just going to write our loop as WHILE TRUE.</text:p>
      <text:p text:style-name="Standard"/>
      <text:p text:style-name="Standard"><text:tab/><text:tab/>PROC main ()</text:p>
      <text:p text:style-name="Standard"><text:tab/><text:tab/> <text:s/>CHAN BYTE level:</text:p>
      <text:p text:style-name="Standard"><text:tab/><text:tab/> <text:s/>PAR</text:p>
      <text:p text:style-name="Standard"><text:tab/><text:tab/> <text:s text:c="3"/>pwm (11, level?)</text:p>
      <text:p text:style-name="Standard"><text:tab/><text:tab/> <text:s text:c="3"/>WHILE TRUE</text:p>
      <text:p text:style-name="Standard"><text:tab/><text:tab/> <text:s text:c="5"/>SEQ</text:p>
      <text:p text:style-name="Standard"><text:tab/><text:tab/> <text:s text:c="7"/>SEQ i = 0 FOR 26 STEP 10</text:p>
      <text:p text:style-name="Standard"><text:tab/><text:tab/> <text:s text:c="9"/>SEQ</text:p>
      <text:p text:style-name="Standard"><text:tab/><text:tab/> <text:s text:c="11"/>delay (100)</text:p>
      <text:p text:style-name="Standard"><text:tab/><text:tab/> <text:s text:c="11"/>level ! (BYTE i)</text:p>
      <text:p text:style-name="Standard"><text:tab/><text:tab/> <text:s text:c="7"/>SEQ i = 250 FOR 26 STEP (-10)</text:p>
      <text:p text:style-name="Standard"><text:tab/><text:tab/> <text:s text:c="9"/>SEQ</text:p>
      <text:p text:style-name="Standard"><text:tab/><text:tab/> <text:s text:c="11"/>delay (100)</text:p>
      <text:p text:style-name="Standard"><text:tab/><text:tab/> <text:s text:c="11"/>level ! (BYTE i)</text:p>
      <text:p text:style-name="Standard"><text:tab/><text:tab/>:</text:p>
      <text:p text:style-name="Standard"/>
      <text:p text:style-name="P1">[[[ACTUALLY, THE CRAWL PROCESS KINDA SUCKS. AS IN, IT'S NOT VERY USABLE BECAUSE THE MATH PRETTY MUCH LIMITS STEP TO 5 IF YOU WANT TO WALK TO 255 AND BACK. OVERFLOW ERRORS FOR THE LOSS.]]]</text:p>
      <text:p text:style-name="Standard"><text:tab/>How's that for cool? We have an LED that fades on and off, and will fade for as long as we leave our arduino plugged in. But guess what? We have one last trick to pull. Now that we've put you through the paces of setting those levels and looping those replications all by your lonesome, and you actually understand how fading LEDs using PWM works, we're going to show you how to hide all of that hard work and get an LED fading in just 5 lines code.</text:p>
      <text:p text:style-name="Standard"><text:tab/>For this, we're going to make use of one of those handy-dandy utility processes that the Plumbing Library is here to provide. The crawl.byte (..) was designed with messing with PWM levels in mind and essentially encapsulates the functionality of lines 5 through 14. It takes four arguments to function, the first two are bytes – which is important to keep track of, since crawl.byte is bounded by the values a BYTE can store – the first being th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rew Pirrone-Brusse</meta:initial-creator>
    <meta:creation-date>2010-08-12T15:24:52</meta:creation-date>
    <dc:date>2010-08-16T12:02:48</dc:date>
    <dc:creator>Drew Pirrone-Brusse</dc:creator>
    <meta:editing-duration>PT03H55M29S</meta:editing-duration>
    <meta:editing-cycles>3</meta:editing-cycles>
    <meta:generator>OpenOffice.org/3.2$Unix OpenOffice.org_project/320m12$Build-9483</meta:generator>
    <meta:document-statistic meta:table-count="0" meta:image-count="0" meta:object-count="0" meta:page-count="5" meta:paragraph-count="95" meta:word-count="1986" meta:character-count="10727"/>
  </office:meta>
</office:document-meta>
</file>